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7CF000000EEADA5395A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;ope=utf8,upper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;required='true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;required='true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;required='true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;required='true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2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0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text:tab/><draw:frame draw:style-name="Mfr1" draw:name="Marco2" text:anchor-type="char" svg:x="12cm" svg:y="1.998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3" draw:name="Imagen2" text:anchor-type="char" svg:x="0.053cm" svg:y="-0.333cm" svg:width="17cm" svg:height="2.023cm" draw:z-index="4"><draw:image xlink:href="Pictures/10000001000007CF000000EEADA5395A.png" xlink:type="simple" xlink:show="embed" xlink:actuate="onLoad" draw:mime-type="image/png"/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8</meta:editing-cycles>
    <meta:creation-date>2023-08-01T08:14:21.289000000</meta:creation-date>
    <dc:date>2026-03-04T15:42:14.049296000</dc:date>
    <meta:editing-duration>P1DT1H2M15S</meta:editing-duration>
    <meta:generator>LibreOffice/25.8.4.2$MacOSX_AARCH64 LibreOffice_project/290daaa01b999472f0c7a3890eb6a550fd74c6df</meta:generator>
    <meta:print-date>2025-09-29T09:13:10.314000000</meta:print-date>
    <meta:printed-by>Archivos PDF</meta:printed-by>
    <meta:document-statistic meta:table-count="0" meta:image-count="2" meta:object-count="0" meta:page-count="2" meta:paragraph-count="23" meta:word-count="136" meta:character-count="1402" meta:non-whitespace-character-count="1273"/>
    <meta:user-defined meta:name="AppVersion">16.0000</meta:user-defined>
    <meta:template xlink:type="simple" xlink:actuate="onRequest" xlink:title="hoja_a4.dotx" xlink:href=""/>
  </office:meta>
</office:document-meta>
</file>